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khan" fo:font-size="26pt" officeooo:rsid="001d7d22" officeooo:paragraph-rsid="001d7d22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officeooo:paragraph-rsid="001d7d22"/>
    </style:style>
    <style:style style:name="P3" style:family="paragraph" style:parent-style-name="Standard">
      <style:paragraph-properties fo:text-align="center" style:justify-single-word="false"/>
      <style:text-properties officeooo:paragraph-rsid="001da237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1d7d22" officeooo:paragraph-rsid="001d7d22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da237" officeooo:paragraph-rsid="001da237"/>
    </style:style>
    <style:style style:name="T1" style:family="text">
      <style:text-properties officeooo:rsid="001d7d22"/>
    </style:style>
    <style:style style:name="T2" style:family="text">
      <style:text-properties fo:color="#000000"/>
    </style:style>
    <style:style style:name="T3" style:family="text">
      <style:text-properties fo:font-size="16pt" fo:font-weight="bold" officeooo:rsid="001d7d22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da237" style:font-size-asian="16pt" style:font-weight-asian="bold" style:font-size-complex="16pt" style:font-weight-complex="bold"/>
    </style:style>
    <style:style style:name="T5" style:family="text">
      <style:text-properties officeooo:rsid="001da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6"/><text:span text:style-name="T2">Artificial Intelligence Resources</text:span>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text:s text:c="25"/><text:span text:style-name="T4">Resourse</text:span><text:span text:style-name="T3"> </text:span></text:p>
          </table:table-cell>
          <table:table-cell table:style-name="Table1.B1" office:value-type="string">
            <text:p text:style-name="P4">Link</text:p>
          </table:table-cell>
        </table:table-row>
        <table:table-row>
          <table:table-cell table:style-name="Table1.A2" office:value-type="string">
            <text:p text:style-name="P2">Magazine: Becomming Human.ai</text:p>
          </table:table-cell>
          <table:table-cell table:style-name="Table1.B2" office:value-type="string">
            <text:p text:style-name="P2"><text:a xlink:type="simple" xlink:href="https://becominghuman.ai/" text:style-name="Internet_20_link" text:visited-style-name="Visited_20_Internet_20_Link">https://becominghuman.ai/</text:a></text:p>
          </table:table-cell>
        </table:table-row>
        <table:table-row>
          <table:table-cell table:style-name="Table1.A2" office:value-type="string">
            <text:p text:style-name="P2">Deep Learning Overview</text:p>
          </table:table-cell>
          <table:table-cell table:style-name="Table1.B2" office:value-type="string">
            <text:p text:style-name="P2"><text:a xlink:type="simple" xlink:href="https://becominghuman.ai/deep-learning-machine-learning-libraries-an-overview-f13f836393db" text:style-name="Internet_20_link" text:visited-style-name="Visited_20_Internet_20_Link">https://becominghuman.ai/deep-learning-machine-learning-libraries-an-overview-f13f836393db</text:a></text:p>
          </table:table-cell>
        </table:table-row>
        <table:table-row>
          <table:table-cell table:style-name="Table1.A2" office:value-type="string">
            <text:p text:style-name="P2">Deep Larning Pandect</text:p>
          </table:table-cell>
          <table:table-cell table:style-name="Table1.B2" office:value-type="string">
            <text:p text:style-name="P2"><text:a xlink:type="simple" xlink:href="https://becominghuman.ai/artificial-intelligence-pandect-e92a090f3ae9" text:style-name="Internet_20_link" text:visited-style-name="Visited_20_Internet_20_Link">https://becominghuman.ai/artificial-intelligence-pandect-e92a090f3ae9</text:a></text:p>
          </table:table-cell>
        </table:table-row>
        <table:table-row>
          <table:table-cell table:style-name="Table1.A2" office:value-type="string">
            <text:p text:style-name="P2">Model Evaluation- Part 1</text:p>
          </table:table-cell>
          <table:table-cell table:style-name="Table1.B2" office:value-type="string">
            <text:p text:style-name="P2"><text:a xlink:type="simple" xlink:href="https://becominghuman.ai/how-to-evaluate-machine-learning-models-part-1-61dc6b3aecce" text:style-name="Internet_20_link" text:visited-style-name="Visited_20_Internet_20_Link">https://becominghuman.ai/how-to-evaluate-machine-learning-models-part-1-61dc6b3aecce</text:a></text:p>
          </table:table-cell>
        </table:table-row>
        <table:table-row>
          <table:table-cell table:style-name="Table1.A2" office:value-type="string">
            <text:p text:style-name="P2">Model Evaluation- Part 2</text:p>
          </table:table-cell>
          <table:table-cell table:style-name="Table1.B2" office:value-type="string">
            <text:p text:style-name="P2"><text:a xlink:type="simple" xlink:href="https://becominghuman.ai/how-to-evaluate-the-machine-learning-models-part-2-984d6488bb39" text:style-name="Internet_20_link" text:visited-style-name="Visited_20_Internet_20_Link">https://becominghuman.ai/how-to-evaluate-the-machine-learning-models-part-2-984d6488bb39</text:a></text:p>
          </table:table-cell>
        </table:table-row>
        <table:table-row>
          <table:table-cell table:style-name="Table1.A2" office:value-type="string">
            <text:p text:style-name="P2">Model Evaluation- Part <text:span text:style-name="T1">3</text:span></text:p>
          </table:table-cell>
          <table:table-cell table:style-name="Table1.B2" office:value-type="string">
            <text:p text:style-name="P2"><text:a xlink:type="simple" xlink:href="https://becominghuman.ai/how-to-evaluate-the-machine-learning-models-part-3-ff0dd3b76f9b" text:style-name="Internet_20_link" text:visited-style-name="Visited_20_Internet_20_Link">https://becominghuman.ai/how-to-evaluate-the-machine-learning-models-part-3-ff0dd3b76f9b</text:a></text:p>
          </table:table-cell>
        </table:table-row>
        <table:table-row>
          <table:table-cell table:style-name="Table1.A2" office:value-type="string">
            <text:p text:style-name="P2">Model Evaluation- Part <text:span text:style-name="T1">4</text:span></text:p>
          </table:table-cell>
          <table:table-cell table:style-name="Table1.B2" office:value-type="string">
            <text:p text:style-name="P2"><text:a xlink:type="simple" xlink:href="https://becominghuman.ai/how-to-evaluate-the-machine-learning-models-part-4-7cd415be62db" text:style-name="Internet_20_link" text:visited-style-name="Visited_20_Internet_20_Link">https://becominghuman.ai/how-to-evaluate-the-machine-learning-models-part-4-7cd415be62db</text:a></text:p>
          </table:table-cell>
        </table:table-row>
        <table:table-row>
          <table:table-cell table:style-name="Table1.A2" office:value-type="string">
            <text:p text:style-name="P2">Model Evaluation- Part <text:span text:style-name="T1">5</text:span></text:p>
          </table:table-cell>
          <table:table-cell table:style-name="Table1.B2" office:value-type="string">
            <text:p text:style-name="P2"><text:a xlink:type="simple" xlink:href="https://becominghuman.ai/how-to-evaluate-the-machine-learning-models-part-5-e3846dd1fe52" text:style-name="Internet_20_link" text:visited-style-name="Visited_20_Internet_20_Link">https://becominghuman.ai/how-to-evaluate-the-machine-learning-models-part-5-e3846dd1fe52</text:a></text:p>
          </table:table-cell>
        </table:table-row>
        <table:table-row>
          <table:table-cell table:style-name="Table1.A2" office:value-type="string">
            <text:p text:style-name="P3">How to Deploy AI Models?—Part 1 </text:p>
          </table:table-cell>
          <table:table-cell table:style-name="Table1.B2" office:value-type="string">
            <text:p text:style-name="P3"><text:a xlink:type="simple" xlink:href="https://becominghuman.ai/how-to-deployement-ai-models-part-1-49c2c334df18" text:style-name="Internet_20_link" text:visited-style-name="Visited_20_Internet_20_Link">https://becominghuman.ai/how-to-deployement-ai-models-part-1-49c2c334df18</text:a></text:p>
          </table:table-cell>
        </table:table-row>
        <table:table-row>
          <table:table-cell table:style-name="Table1.A2" office:value-type="string">
            <text:p text:style-name="P3">How to Deploy AI Models? — Part 2</text:p>
          </table:table-cell>
          <table:table-cell table:style-name="Table1.B2" office:value-type="string">
            <text:p text:style-name="P3"><text:a xlink:type="simple" xlink:href="https://becominghuman.ai/how-to-deploy-ai-models-part-2-setting-up-the-github-for-herolu-and-streamlit-9bf5b847eb97" text:style-name="Internet_20_link" text:visited-style-name="Visited_20_Internet_20_Link">https://becominghuman.ai/how-to-deploy-ai-models-part-2-setting-up-the-github-for-herolu-and-streamlit-9bf5b847eb97</text:a></text:p>
          </table:table-cell>
        </table:table-row>
        <table:table-row>
          <table:table-cell table:style-name="Table1.A2" office:value-type="string">
            <text:p text:style-name="P5">Deployed Applications</text:p>
          </table:table-cell>
          <table:table-cell table:style-name="Table1.B2" office:value-type="string">
            <text:p text:style-name="P3"><text:a xlink:type="simple" xlink:href="https://share.streamlit.io/happyman11/streamlit_centralised_projectplatform" text:style-name="Internet_20_link" text:visited-style-name="Visited_20_Internet_20_Link">https://share.streamlit.io/happyman11/streamlit_centralised_projectplatform</text:a></text:p>
          </table:table-cell>
        </table:table-row>
        <table:table-row>
          <table:table-cell table:style-name="Table1.A2" office:value-type="string">
            <text:p text:style-name="P3">Magazine Articles : <text:span text:style-name="T5">Articles/Blog</text:span></text:p>
          </table:table-cell>
          <table:table-cell table:style-name="Table1.B2" office:value-type="string">
            <text:p text:style-name="P3"><text:a xlink:type="simple" xlink:href="https://nikolanews.com/?s=Ravi+Shekhar+Tiwari" text:style-name="Internet_20_link" text:visited-style-name="Visited_20_Internet_20_Link">https://nikolanews.com/?s=Ravi+Shekhar+Tiwari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9:35:31.680711159</meta:creation-date>
    <dc:date>2021-02-22T19:51:27.554248596</dc:date>
    <meta:editing-duration>PT10S</meta:editing-duration>
    <meta:editing-cycles>1</meta:editing-cycles>
    <meta:document-statistic meta:table-count="1" meta:image-count="0" meta:object-count="0" meta:page-count="1" meta:paragraph-count="27" meta:word-count="66" meta:character-count="1314" meta:non-whitespace-character-count="1242"/>
    <meta:generator>LibreOffice/6.0.7.3$Linux_X86_64 LibreOffice_project/00m0$Build-3</meta:generator>
  </office:meta>
</office:document-meta>
</file>